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6ec46" officeooo:paragraph-rsid="0006ec46" style:font-size-asian="24pt" style:font-size-complex="24pt"/>
    </style:style>
    <style:style style:name="P2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06ec46" officeooo:paragraph-rsid="0006ec46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fo:font-size="12pt" fo:font-style="italic" style:text-underline-style="none" fo:font-weight="normal" officeooo:rsid="0006ec46" officeooo:paragraph-rsid="0006ec46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style:text-underline-style="none" fo:font-weight="normal" officeooo:rsid="000901e1" officeooo:paragraph-rsid="000901e1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0aca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p Closing Checklist</text:p>
      <text:p text:style-name="P2"/>
      <text:p text:style-name="P2"><text:span text:style-name="T2">__</text:span><text:span text:style-name="T3"> </text:span><text:span text:style-name="T1">Clean and sanitize all prep surfaces: Prep shelves, storage shelves, prep table, chest freezer – top to bottom</text:span></text:p>
      <text:p text:style-name="P3"/>
      <text:p text:style-name="P3">__ Clean and sanitize all prep equipment: blender, slicer, prep hardware, and utensils</text:p>
      <text:p text:style-name="P3"/>
      <text:p text:style-name="P3">__ Wipe and clean all equipment: ice machine, freezer, cooler</text:p>
      <text:p text:style-name="P3"/>
      <text:p text:style-name="P3">__ Clean and sanitize all equipment shelves – cooler, freezer – top to bottom</text:p>
      <text:p text:style-name="P3"/>
      <text:p text:style-name="P3">__Stainless polish all stainless doors and equipment</text:p>
      <text:p text:style-name="P3"/>
      <text:p text:style-name="P3">__ Clean and replace all produce bins</text:p>
      <text:p text:style-name="P3"/>
      <text:p text:style-name="P3">__ Sweep, scrub, squeegee floors – underneath all equipment</text:p>
      <text:p text:style-name="P3"/>
      <text:p text:style-name="P4">__Organize all shelves/racks – <text:span text:style-name="T4">Front and Faced.</text:span></text:p>
      <text:p text:style-name="P3"/>
      <text:p text:style-name="P3">__ Validate with MOD </text:p>
      <text:p text:style-name="P3"/>
      <text:p text:style-name="P3">__ Clock out &amp; have a goodnight, Thank You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09:56:22.240000000</meta:creation-date>
    <dc:date>2025-03-21T21:51:30.507000000</dc:date>
    <meta:editing-duration>PT3H21M9S</meta:editing-duration>
    <meta:editing-cycles>3</meta:editing-cycles>
    <meta:generator>LibreOffice/7.4.2.3$Windows_X86_64 LibreOffice_project/382eef1f22670f7f4118c8c2dd222ec7ad009daf</meta:generator>
    <meta:print-date>2024-02-07T13:35:55.794000000</meta:print-date>
    <meta:document-statistic meta:table-count="0" meta:image-count="0" meta:object-count="0" meta:page-count="1" meta:paragraph-count="11" meta:word-count="97" meta:character-count="618" meta:non-whitespace-character-count="526"/>
  </office:meta>
</office:document-meta>
</file>